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180" officeooo:paragraph-rsid="000f0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his is text F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2:26:07.210175647</meta:creation-date>
    <dc:date>2023-08-07T12:26:54.909697231</dc:date>
    <meta:editing-duration>PT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5" meta:character-count="20" meta:non-whitespace-character-count="16"/>
  </office:meta>
</office:document-meta>
</file>